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style:font-name="Lohit Devanagari" fo:font-size="10pt" officeooo:paragraph-rsid="08a6391a" style:font-size-asian="10pt" style:font-size-complex="10pt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5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font-name-complex="Zawgyi-One" style:text-emphasize="none"/>
    </style:style>
    <style:style style:name="T28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font-name-complex="Innwa" style:text-emphasize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-complex="Arial"/>
    </style:style>
    <style:style style:name="T35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4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4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38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62">လစာဝင်ငွေခွန်နုတ်ယူခြင်းခံရသူ</text:p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2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64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64"/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3"><draw:line text:anchor-type="paragraph" draw:z-index="15" draw:name="Shape3_24" draw:style-name="gr1" draw:text-style-name="P68" svg:x1="1.8528in" svg:y1="0.1791in" svg:x2="3.8083in" svg:y2="0.1791in"><text:p/></draw:line><text:span text:style-name="T29"><text:text-input text:description="py3o://function=&quot;r.font_generate()&quot;">font</text:text-input></text:span><text:span text:style-name="T29"><text:s/></text:span><text:span text:style-name="T29"><text:user-field-get text:name="py3o.o.company_id.name">company_name</text:user-field-get></text:span></text:p>
            <text:p text:style-name="P64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64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0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64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4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61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6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67"/>
          </table:table-cell>
        </table:table-row>
        <table:table-row table:style-name="TableLine2142712954176">
          <table:table-cell table:style-name="Table1.A1" office:value-type="string">
            <text:p text:style-name="P61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6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61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0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4">စဥ်</text:p>
            <text:p text:style-name="P7"/>
          </table:table-cell>
          <table:table-cell table:style-name="Table3.A1" office:value-type="string">
            <text:p text:style-name="P34">လအမည်</text:p>
            <text:p text:style-name="P7"/>
          </table:table-cell>
          <table:table-cell table:style-name="Table3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7"/>
          </table:table-cell>
          <table:table-cell table:style-name="Table3.A1" office:value-type="string">
            <text:p text:style-name="P34">ပေးဆောင်သည့် </text:p>
            <text:p text:style-name="P34">အခွန်(ကျပ်)</text:p>
            <text:p text:style-name="P7"/>
          </table:table-cell>
          <table:table-cell table:style-name="Table3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7"/>
          </table:table-cell>
          <table:table-cell table:style-name="Table3.F1" office:value-type="string">
            <text:p text:style-name="P34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49"><text:text-input text:description="py3o://function=&quot;r.number_list(i)&quot;">sr</text:text-input></text:p>
          </table:table-cell>
          <table:table-cell table:style-name="Table3.A3" office:value-type="string">
            <text:p text:style-name="P47"><text:text-input text:description="py3o://function=&quot;r.month_list(i, r.month)&quot;">month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1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47">စုစုပေါင်း</text:p>
          </table:table-cell>
          <table:covered-table-cell/>
          <table:table-cell table:style-name="Table3.A3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3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0">နှုတ်ယူ</text:p>
            <text:p text:style-name="P40">ပေးသွင်းသူ </text:p>
            <text:p text:style-name="P39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2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5776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58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2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288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59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4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55">အမည် <text:s text:c="2"/><text:span text:style-name="T11"><text:user-field-get text:name="py3o.o.company_id.hr_head_id.name">hr_head</text:user-field-get></text:span></text:p>
            <text:p text:style-name="P56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5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3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5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5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4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27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34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1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7">၃။ <text:span text:style-name="T33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2">၄။ <text:span text:style-name="T33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>၅။ <text:span text:style-name="T33">လက်မှတ်တို</text:span> စာတိုင်နှင့် <text:span text:style-name="T33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1"><text:span text:style-name="T33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5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4M52S</meta:editing-duration>
    <meta:editing-cycles>1135</meta:editing-cycles>
    <dc:date>2022-12-01T11:44:52.057000000</dc:date>
    <meta:document-statistic meta:table-count="7" meta:image-count="0" meta:object-count="0" meta:page-count="3" meta:paragraph-count="84" meta:word-count="336" meta:character-count="2521" meta:non-whitespace-character-count="2093"/>
  </office:meta>
</office:document-meta>
</file>